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/>
    </style:style>
    <style:style style:name="P3" style:parent-style-name="Normal" style:family="paragraph">
      <style:text-properties fo:font-size="14pt" style:font-size-asian="14pt"/>
    </style:style>
    <style:style style:name="P4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4pt" style:font-size-asian="14pt"/>
    </style:style>
    <style:style style:name="P6" style:parent-style-name="Normal" style:family="paragraph">
      <style:text-properties fo:font-size="14pt" style:font-size-asian="14pt"/>
    </style:style>
    <style:style style:name="P7" style:parent-style-name="Normal" style:family="paragraph">
      <style:text-properties fo:font-size="14pt" style:font-size-asian="14pt"/>
    </style:style>
    <style:style style:name="P8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size="14pt" style:font-size-asian="14pt"/>
    </style:style>
    <style:style style:name="P10" style:parent-style-name="Normal" style:family="paragraph">
      <style:text-properties fo:font-size="14pt" style:font-size-asian="14pt"/>
    </style:style>
    <style:style style:name="P11" style:parent-style-name="Normal" style:family="paragraph">
      <style:text-properties fo:font-size="14pt" style:font-size-asian="14pt"/>
    </style:style>
    <style:style style:name="P12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size="14pt" style:font-size-asian="14pt"/>
    </style:style>
    <style:style style:name="P14" style:parent-style-name="Normal" style:family="paragraph">
      <style:text-properties fo:font-size="14pt" style:font-size-asian="14pt"/>
    </style:style>
    <style:style style:name="P15" style:parent-style-name="Normal" style:family="paragraph">
      <style:text-properties fo:font-size="14pt" style:font-size-asian="14pt"/>
    </style:style>
    <style:style style:name="P16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size="14pt" style:font-size-asian="14pt"/>
    </style:style>
    <style:style style:name="P18" style:parent-style-name="Normal" style:family="paragraph">
      <style:paragraph-properties fo:text-align="justify"/>
    </style:style>
    <style:style style:name="T19" style:parent-style-name="DefaultParagraphFont" style:family="text">
      <style:text-properties fo:font-size="14pt" style:font-size-asian="14pt"/>
    </style:style>
    <style:style style:name="T20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EXTERNAL OPINIONS</text:p>
      <text:p text:style-name="P2">Over the course of working on my game, I have asked for people’s feedback. My brother loves to play games and so it helped to ask for ideas on how I might improve the<text:s/>‘fun’ aspect in my game. He suggested features to possibly add and parts of the game that could be more rewarding, e.g. the flying enemy.<text:s/></text:p>
      <text:p text:style-name="P3">After completion, I did more market research to ask what other people thought so I can bear their views in mind for later projects. I asked the viewers their thoughts on the gameplay, the smoothness of visuals, and how they thought it might do if released into the market.</text:p>
      <text:p text:style-name="P4">Gameplay</text:p>
      <text:p text:style-name="P5">‘’All seems quite smooth and<text:s/>plays well. The added features are in few but work well to accompany the theme.” – Luke Edwards (Interview-ee)</text:p>
      <text:p text:style-name="P6">‘’It seems very interesting, and reasonably good fun however there is room to make it more precise.” Dylan Straker-Grimes (someone else doing the Award)</text:p>
      <text:p text:style-name="P7">‘’The warning sign before the enemy was a good idea. It could be smoothed however” Jack Slaney (who I originally was doing the award with)</text:p>
      <text:p text:style-name="P8">Visuals</text:p>
      <text:p text:style-name="P9">‘’</text:p>
      <text:p text:style-name="P10">‘’The visuals are ok. I can understand how it can be difficult working on your own, so this is very impressive” Dylan Straker-Grimes</text:p>
      <text:p text:style-name="P11">‘’The visuals were good, nothing especially good or bad though” Jack Slaney</text:p>
      <text:p text:style-name="P12">Success?</text:p>
      <text:p text:style-name="P13">‘’</text:p>
      <text:p text:style-name="P14">‘’There is potential for success when small problems are ironed out.” Dylan Straker-Grimes.</text:p>
      <text:p text:style-name="P15">‘’Success could be made with more time dedicated” Jack Slaney</text:p>
      <text:p text:style-name="P16">What I could improve</text:p>
      <text:p text:style-name="P17">‘’</text:p>
      <text:p text:style-name="P18"><text:span text:style-name="T19">‘’</text:span><text:span text:style-name="T20">The quality of the shop could be better, maybe less simple” Jack Slane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22T08:00:00Z</meta:creation-date>
    <dc:date>2017-06-28T18:34:00Z</dc:date>
    <meta:template xlink:href="Normal" xlink:type="simple"/>
    <meta:editing-cycles>9</meta:editing-cycles>
    <meta:editing-duration>PT7080S</meta:editing-duration>
    <meta:document-statistic meta:page-count="1" meta:paragraph-count="3" meta:word-count="227" meta:character-count="1519" meta:row-count="10" meta:non-whitespace-character-count="1295"/>
  </office:meta>
</office:document-meta>
</file>